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Cyberstorm Internal Mentorship Programm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Introduction to Linux CLI (Navigation)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uth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darren Velvindron (Cyberstorm.mu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1. What is CLI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opposed to GUI</text:p>
              </text:list-item>
              <text:list-item>
                <text:p>Graphical User Interface</text:p>
              </text:list-item>
              <text:list-item>
                <text:p>Windows, Control Panel, Chrome Browser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1. What is CLI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I</text:p>
              </text:list-item>
              <text:list-item>
                <text:p>Command Line Interface</text:p>
              </text:list-item>
              <text:list-item>
                <text:p>cmd (windows), terminal (unix/linux), lynx (cli browser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2. Linux CLI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to you need?</text:p>
              </text:list-item>
              <text:list-item>
                <text:p>A Linux OS (Ubuntu is the most widespread)</text:p>
              </text:list-item>
              <text:list-item>
                <text:p>A terminal !</text:p>
              </text:list-item>
              <text:list-item>
                <text:p>App: Terminal, xterm, etc.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3. Let’s Sta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ady ?</text:p>
              </text:list-item>
              <text:list-item>
                <text:p>Note: commands are all lowercas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4. pw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nt Working Directory</text:p>
              </text:list-item>
              <text:list-item>
                <text:p>- “To go where you need to be, you need to know where you are”</text:p>
              </text:list-item>
              <text:list-item>
                <text:p>Try: <text:span text:style-name="T1">pwd</text:span> doesn’t take any arguments</text:p>
              </text:list-item>
              <text:list-item>
                <text:p>My result: /home/secure</text:p>
              </text:list-item>
              <text:list-item>
                <text:p>In home directory and username is secure.</text:p>
              </text:list-item>
              <text:list-item>
                <text:p>Pro Tip: pwd being an inbuilt environmental variable can be used in bash scripts to represent current directory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5. c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nge Directory</text:p>
              </text:list-item>
              <text:list-item>
                <text:p>- “Let’s go somewhere else, this place stinks !”</text:p>
              </text:list-item>
              <text:list-item>
                <text:p>Try: </text:p>
              </text:list-item>
              <text:list-item>
                <text:p>1. cd /home/</text:p>
              </text:list-item>
              <text:list-item>
                <text:p>2. pwd</text:p>
              </text:list-item>
              <text:list-item>
                <text:p>My result: /home/</text:p>
              </text:list-item>
              <text:list-item>
                <text:p>We moved from /home/username to parent directory /home/</text:p>
              </text:list-item>
              <text:list-item>
                <text:p>Pro tip : cd without arguments changes directory to hom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6. 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St directory contents</text:p>
              </text:list-item>
              <text:list-item>
                <text:p>- “What you got here?”</text:p>
              </text:list-item>
              <text:list-item>
                <text:p>Try: </text:p>
              </text:list-item>
              <text:list-item>
                <text:p>1. ls /home/ </text:p>
              </text:list-item>
              <text:list-item>
                <text:p>OR</text:p>
              </text:list-item>
              <text:list-item>
                <text:p>2. ls</text:p>
              </text:list-item>
              <text:list-item>
                <text:p>My result: shows directory contents</text:p>
              </text:list-item>
              <text:list-item>
                <text:p>We can see everything in home or current directory</text:p>
              </text:list-item>
              <text:list-item>
                <text:p>Pro Tip: ls -lrth is the most used command by many linux administrators, sorts by last modified at the bottom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7. 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st with commonly used arguments</text:p>
              </text:list-item>
              <text:list-item>
                <text:p>- “What you got here?”</text:p>
              </text:list-item>
              <text:list-item>
                <text:p>Try: </text:p>
              </text:list-item>
              <text:list-item>
                <text:p>1. ll /home/ </text:p>
              </text:list-item>
              <text:list-item>
                <text:p>OR</text:p>
              </text:list-item>
              <text:list-item>
                <text:p>2. ll</text:p>
              </text:list-item>
              <text:list-item>
                <text:p>My result: shows directory contents with more details </text:p>
              </text:list-item>
              <text:list-item>
                <text:p>ll is actually an alias for ls -alF or something else. Not all systems have defined the alias out of the box</text:p>
              </text:list-item>
              <text:list-item>
                <text:p>Pro Tip: ll can be used most of the time to replace ls as ls alone shows directory without any sort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8. ali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ws the alias for whatever command is aliased.</text:p>
              </text:list-item>
              <text:list-item>
                <text:p>- “Are you really ll?”</text:p>
              </text:list-item>
              <text:list-item>
                <text:p>Try: </text:p>
              </text:list-item>
              <text:list-item>
                <text:p>alias ll</text:p>
              </text:list-item>
              <text:list-item>
                <text:p>My result: <text:s/>alias ll='ls -alF'</text:p>
              </text:list-item>
              <text:list-item>
                <text:p>ll is actually an alias for ls -alF on my ubuntu 18.04 as well as 16.04</text:p>
              </text:list-item>
              <text:list-item>
                <text:p>Pro Tip: you can define your own aliases to represent long commands e.g. ll to represent ls -lr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9. ~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tilde character (on the left of 1 on qwerty keyboards)</text:p>
              </text:list-item>
              <text:list-item>
                <text:p>- “Welcome home !”</text:p>
              </text:list-item>
              <text:list-item>
                <text:p>Try: </text:p>
              </text:list-item>
              <text:list-item>
                <text:p>1. cd ~</text:p>
              </text:list-item>
              <text:list-item>
                <text:p>2. pwd</text:p>
              </text:list-item>
              <text:list-item>
                <text:p>My result: <text:s/>/home/secure</text:p>
              </text:list-item>
              <text:list-item>
                <text:p>The tilde character represents the current user’s home directory. On very old keyboards tilde was present under the home button.</text:p>
              </text:list-item>
              <text:list-item>
                <text:p>Pro Tip: ~ can be used to go faster to a subdirectory under home directory! e.g. cd ~/myfiles/di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10. mkd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Ke DIRectory</text:p>
              </text:list-item>
              <text:list-item>
                <text:p>- “What are you brewin’ ? A good ol’ directory!”</text:p>
              </text:list-item>
              <text:list-item>
                <text:p>Try: </text:p>
              </text:list-item>
              <text:list-item>
                <text:p>1. mkdir ~/MakeMeDirectory</text:p>
              </text:list-item>
              <text:list-item>
                <text:p><text:span text:style-name="T2">2. cd ~/</text:span>MakeMeDirectory</text:p>
              </text:list-item>
              <text:list-item>
                <text:p>3. pwd</text:p>
              </text:list-item>
              <text:list-item>
                <text:p><text:span text:style-name="T2">My result: <text:s/>/home/secure/</text:span>MakeMeDirectory</text:p>
              </text:list-item>
              <text:list-item>
                <text:p>Pro Tip : mkdir -p can be used to make directories with subdirectories e.g. mkdir ~/a/b/c/d/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3">This work is licensed under share it please License.</text:span><text:span text:style-name="T3"><text:line-break/></text:span><text:span text:style-name="T3">Hello from Cyberstorm.mu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00:53.391624445</meta:creation-date>
    <meta:editing-duration>PT1H29M52S</meta:editing-duration>
    <meta:editing-cycles>75</meta:editing-cycles>
    <meta:generator>LibreOffice/6.0.7.3$Linux_X86_64 LibreOffice_project/00m0$Build-3</meta:generator>
    <dc:title>Blueprint Plans</dc:title>
    <dc:date>2019-03-09T13:41:30.395820523</dc:date>
    <meta:document-statistic meta:object-count="87"/>
  </office:meta>
</office:document-meta>
</file>